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serif"/>
  </office:font-face-decls>
  <office:automatic-styles>
    <style:style style:name="P1" style:family="paragraph" style:parent-style-name="Text_20_body">
      <style:paragraph-properties fo:margin-left="0cm" fo:margin-right="0cm" fo:margin-top="0.423cm" fo:margin-bottom="0.212cm" style:contextual-spacing="false" fo:line-height="120%" fo:text-align="center" style:justify-single-word="false" fo:text-indent="0cm" style:auto-text-indent="false" style:writing-mode="lr-tb"/>
      <style:text-properties fo:font-variant="normal" fo:text-transform="none" fo:color="#2a6099" loext:opacity="100%" style:text-line-through-style="none" style:text-line-through-type="none" style:font-name="Arial" fo:font-size="28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left="0cm" fo:margin-right="0cm" fo:margin-top="0.423cm" fo:margin-bottom="0.247cm" style:contextual-spacing="false" fo:line-height="138%" fo:text-indent="0cm" style:auto-text-indent="false" style:writing-mode="lr-tb"/>
      <style:text-properties fo:font-variant="normal" fo:text-transform="none" fo:color="#2a6099" loext:opacity="100%" style:text-line-through-style="none" style:text-line-through-type="none" style:font-name="Arial" fo:font-size="28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left="0cm" fo:margin-right="0cm" fo:margin-top="0.423cm" fo:margin-bottom="0.035cm" style:contextual-spacing="false" fo:line-height="240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left="0cm" fo:margin-right="0cm" fo:margin-top="0.423cm" fo:margin-bottom="0.035cm" style:contextual-spacing="false" fo:line-height="240%" fo:text-align="justify" style:justify-single-word="false" fo:text-indent="0cm" style:auto-text-indent="false" style:writing-mode="lr-tb"/>
    </style:style>
    <style:style style:name="T1" style:family="text">
      <style:text-properties fo:font-variant="normal" fo:text-transform="none" fo:color="#2a6099" loext:opacity="100%" style:text-line-through-style="none" style:text-line-through-type="none" style:font-name="Arial" fo:font-size="28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9ac0b396-7fff-cd8d-9352-54ccb1f0648b"/>CARTA</text:p>
      <text:p text:style-name="P2"><text:line-break/><text:span text:style-name="T1"/></text:p>
      <text:p text:style-name="P3">[IES Joan Ramis i Ramis]</text:p>
      <text:p text:style-name="P3">[Av. Vives Llull, 15, 07703 Mao, Illes Balears]</text:p>
      <text:p text:style-name="P3">[15 de Novembre del 2024]</text:p>
      <text:p text:style-name="P3">A l'atenció de: Xerox de Menorca </text:p>
      <text:p text:style-name="P3">[Carrer de Maria Lluisa Serra, 87, 07703 Mao, Illes Balears]</text:p>
      <text:p text:style-name="P3">Benvolguts/des,</text:p>
      <text:p text:style-name="P3">Els escrivim per sol·licitar una comanda de dues multi funcions. Ens agradaria rebre pressupost i termini de lliurament</text:p>
      <text:p text:style-name="P4"><text:span text:style-name="T2">Un<text:tab/>cordial<text:tab/>salutació<text:line-break/></text:span></text:p>
      <text:p text:style-name="P3">Directora del IES Joan Ramis i Ramis: Raquel Taltavull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1T08:57:54.800473167</meta:creation-date>
    <dc:date>2024-12-11T08:58:59.655968635</dc:date>
    <meta:editing-duration>PT1M5S</meta:editing-duration>
    <meta:editing-cycles>1</meta:editing-cycles>
    <meta:document-statistic meta:table-count="0" meta:image-count="0" meta:object-count="0" meta:page-count="1" meta:paragraph-count="11" meta:word-count="66" meta:character-count="404" meta:non-whitespace-character-count="345"/>
    <meta:generator>LibreOffice/24.8.3.2$Linux_X86_64 LibreOffice_project/e14c9fdd1f585efcbb2c5363087a99d20928d522</meta:generator>
  </office:meta>
</office:document-meta>
</file>